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25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46" style:family="table-column">
      <style:table-column-properties fo:break-before="auto" style:column-width="2.533cm"/>
    </style:style>
    <style:style style:name="co47" style:family="table-column">
      <style:table-column-properties fo:break-before="auto" style:column-width="2.778cm"/>
    </style:style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36" style:family="table-column">
      <style:table-column-properties fo:break-before="auto" style:column-width="2.725cm"/>
    </style:style>
    <style:style style:name="co37" style:family="table-column">
      <style:table-column-properties fo:break-before="auto" style:column-width="3.149cm"/>
    </style:style>
    <style:style style:name="co38" style:family="table-column">
      <style:table-column-properties fo:break-before="auto" style:column-width="2.401cm"/>
    </style:style>
    <style:style style:name="co39" style:family="table-column">
      <style:table-column-properties fo:break-before="auto" style:column-width="2.99cm"/>
    </style:style>
    <style:style style:name="co40" style:family="table-column">
      <style:table-column-properties fo:break-before="auto" style:column-width="3.175cm"/>
    </style:style>
    <style:style style:name="co43" style:family="table-column">
      <style:table-column-properties fo:break-before="auto" style:column-width="3.281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434cm"/>
    </style:style>
    <style:style style:name="co49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6" style:family="table" style:master-page-name="PageStyle_5f_Grah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7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16" table:default-cell-style-name="ce26"/>
        <table:table-column table:style-name="co17" table:default-cell-style-name="ce1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6" office:value-type="float" office:value="5571000">
            <text:p>5,57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71378000">
            <text:p>71,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9968000">
            <text:p>119,96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37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6"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6"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table:style-name="ce26" office:value-type="float" office:value="1244000">
            <text:p>1,2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F</text:p>
          </table:table-cell>
          <table:table-cell office:value-type="string">
            <text:p>P Maroo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407000">
            <text:p>69,407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1516000">
            <text:p>111,516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13" table:print="false">
        <office:forms form:automatic-focus="false" form:apply-design-mode="false"/>
        <table:table-column table:style-name="co38" table:number-columns-repeated="2" table:default-cell-style-name="ce1"/>
        <table:table-column table:style-name="co39" table:default-cell-style-name="ce1"/>
        <table:table-column table:style-name="co40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3" table:default-cell-style-name="ce1"/>
        <table:table-column table:style-name="co39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9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9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4570000">
            <text:p>64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style-name="Default"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0582000">
            <text:p>100,58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321">
            <text:p>1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2940000">
            <text:p>62,940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4" table:default-cell-style-name="ce1"/>
        <table:table-column table:style-name="co45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1537000">
            <text:p>61,537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0022000">
            <text:p>90,022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47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198333">
            <text:p>59,198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3175333">
            <text:p>103,175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7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0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9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3623000">
            <text:p>63,62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4278000">
            <text:p>84,2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5365000">
            <text:p>75,3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2015-11-23</text:date>, <text:time>18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1-23T18:56:18</dc:date>
    <dc:creator>Ben Miller</dc:creator>
    <meta:editing-duration>P94DT1H21M3S</meta:editing-duration>
    <meta:editing-cycles>267</meta:editing-cycles>
    <meta:document-statistic meta:table-count="11" meta:cell-count="2517" meta:object-count="0"/>
    <meta:user-defined meta:name=""/>
  </office:meta>
</office:document-meta>
</file>